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fps</text:p>
          </table:table-cell>
          <table:table-cell office:value-type="string" table:style-name="ce1">
            <text:p>tres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solution</text:p>
          </table:table-cell>
          <table:table-cell office:value-type="string" table:style-name="ce1">
            <text:p>ind</text:p>
          </table:table-cell>
          <table:table-cell table:number-columns-repeated="16378"/>
        </table:table-row>
        <table:table-row table:style-name="ro1">
          <table:table-cell office:value-type="float" office:value="20.127474002012701" table:style-name="ce1">
            <text:p>20.127474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8.4842883548983" table:style-name="ce1">
            <text:p>18.48428835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86.083213773314199" table:style-name="ce1">
            <text:p>86.08321377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5.787965616045799" table:style-name="ce1">
            <text:p>25.78796562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3.4375" table:style-name="ce1">
            <text:p>23.4375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85.106382978723403" table:style-name="ce1">
            <text:p>85.10638298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.601437438745499" table:style-name="ce1">
            <text:p>19.60143744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3.123359580052499" table:style-name="ce1">
            <text:p>13.12335958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.038553069966699" table:style-name="ce1">
            <text:p>19.03855307</text:p>
          </table:table-cell>
          <table:table-cell office:value-type="string" table:style-name="ce1">
            <text:p>manual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7.3913043478261" table:style-name="ce1">
            <text:p>17.39130435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7.231476163124601" table:style-name="ce1">
            <text:p>17.23147616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32.74336283185801" table:style-name="ce1">
            <text:p>132.7433628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89.285714285714306" table:style-name="ce1">
            <text:p>89.28571429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2.5104253544621" table:style-name="ce1">
            <text:p>12.51042535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5.862068965517199" table:style-name="ce1">
            <text:p>25.86206897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1.505376344085999" table:style-name="ce1">
            <text:p>21.50537634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3.560209424083801" table:style-name="ce1">
            <text:p>23.56020942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.3050193050193" table:style-name="ce1">
            <text:p>19.30501931</text:p>
          </table:table-cell>
          <table:table-cell office:value-type="string" table:style-name="ce1">
            <text:p>auto</text:p>
          </table:table-cell>
          <table:table-cell office:value-type="float" office:value="1248" table:style-name="ce1">
            <text:p>1248</text:p>
          </table:table-cell>
          <table:table-cell office:value-type="float" office:value="702" table:style-name="ce1">
            <text:p>702</text:p>
          </table:table-cell>
          <table:table-cell office:value-type="float" office:value="876096" table:style-name="ce1">
            <text:p>87609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4.518002322880401" table:style-name="ce1">
            <text:p>14.51800232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4.972301242701" table:style-name="ce1">
            <text:p>14.97230124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0.0569896077774" table:style-name="ce1">
            <text:p>10.05698961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8.7899208907119792" table:style-name="ce1">
            <text:p>8.789920891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12.359550561798" table:style-name="ce1">
            <text:p>112.3595506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12.57035647279601" table:style-name="ce1">
            <text:p>112.5703565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17.64705882352899" table:style-name="ce1">
            <text:p>117.6470588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19.760479041916" table:style-name="ce1">
            <text:p>119.760479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6.238159675236801" table:style-name="ce1">
            <text:p>16.23815968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7.5080245112343" table:style-name="ce1">
            <text:p>17.50802451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.8478332782005" table:style-name="ce1">
            <text:p>19.84783328</text:p>
          </table:table-cell>
          <table:table-cell office:value-type="string" table:style-name="ce1">
            <text:p>manual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0.063534525999" table:style-name="ce1">
            <text:p>20.06353453</text:p>
          </table:table-cell>
          <table:table-cell office:value-type="string" table:style-name="ce1">
            <text:p>auto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3.54838709677401" table:style-name="ce1">
            <text:p>193.5483871</text:p>
          </table:table-cell>
          <table:table-cell office:value-type="string" table:style-name="ce1">
            <text:p>manual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93.54838709677401" table:style-name="ce1">
            <text:p>193.5483871</text:p>
          </table:table-cell>
          <table:table-cell office:value-type="string" table:style-name="ce1">
            <text:p>auto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4.522439585730702" table:style-name="ce1">
            <text:p>34.52243959</text:p>
          </table:table-cell>
          <table:table-cell office:value-type="string" table:style-name="ce1">
            <text:p>manual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00.925147182506" table:style-name="ce1">
            <text:p>100.9251472</text:p>
          </table:table-cell>
          <table:table-cell office:value-type="string" table:style-name="ce1">
            <text:p>auto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5.222630978053999" table:style-name="ce1">
            <text:p>15.22263098</text:p>
          </table:table-cell>
          <table:table-cell office:value-type="string" table:style-name="ce1">
            <text:p>manual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5.513897866839001" table:style-name="ce1">
            <text:p>15.51389787</text:p>
          </table:table-cell>
          <table:table-cell office:value-type="string" table:style-name="ce1">
            <text:p>auto</text:p>
          </table:table-cell>
          <table:table-cell office:value-type="float" office:value="864" table:style-name="ce1">
            <text:p>864</text:p>
          </table:table-cell>
          <table:table-cell office:value-type="float" office:value="486" table:style-name="ce1">
            <text:p>486</text:p>
          </table:table-cell>
          <table:table-cell office:value-type="float" office:value="419904" table:style-name="ce1">
            <text:p>41990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64.456721915285499" table:style-name="ce1">
            <text:p>64.45672192</text:p>
          </table:table-cell>
          <table:table-cell office:value-type="string" table:style-name="ce1">
            <text:p>manual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5.7" table:style-name="ce1">
            <text:p>25.7</text:p>
          </table:table-cell>
          <table:table-cell office:value-type="string" table:style-name="ce1">
            <text:p>auto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2.3" table:style-name="ce1">
            <text:p>42.3</text:p>
          </table:table-cell>
          <table:table-cell office:value-type="string" table:style-name="ce1">
            <text:p>manual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63.2" table:style-name="ce1">
            <text:p>63.2</text:p>
          </table:table-cell>
          <table:table-cell office:value-type="string" table:style-name="ce1">
            <text:p>auto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8.5" table:style-name="ce1">
            <text:p>38.5</text:p>
          </table:table-cell>
          <table:table-cell office:value-type="string" table:style-name="ce1">
            <text:p>auto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7.299999999999997" table:style-name="ce1">
            <text:p>37.3</text:p>
          </table:table-cell>
          <table:table-cell office:value-type="string" table:style-name="ce1">
            <text:p>manual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5.7534246575342" table:style-name="ce1">
            <text:p>25.75342466</text:p>
          </table:table-cell>
          <table:table-cell office:value-type="string" table:style-name="ce1">
            <text:p>manual</text:p>
          </table:table-cell>
          <table:table-cell office:value-type="float" office:value="1824" table:style-name="ce1">
            <text:p>1824</text:p>
          </table:table-cell>
          <table:table-cell office:value-type="float" office:value="1026" table:style-name="ce1">
            <text:p>1026</text:p>
          </table:table-cell>
          <table:table-cell office:value-type="float" office:value="1871424" table:style-name="ce1">
            <text:p>187142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1.3698152666434" table:style-name="ce1">
            <text:p>31.36981527</text:p>
          </table:table-cell>
          <table:table-cell office:value-type="string" table:style-name="ce1">
            <text:p>manual</text:p>
          </table:table-cell>
          <table:table-cell office:value-type="float" office:value="640" table:style-name="ce1">
            <text:p>640</text:p>
          </table:table-cell>
          <table:table-cell office:value-type="float" office:value="352" table:style-name="ce1">
            <text:p>352</text:p>
          </table:table-cell>
          <table:table-cell office:value-type="float" office:value="225280" table:style-name="ce1">
            <text:p>22528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30.241935483871" table:style-name="ce1">
            <text:p>30.24193548</text:p>
          </table:table-cell>
          <table:table-cell office:value-type="string" table:style-name="ce1">
            <text:p>auto</text:p>
          </table:table-cell>
          <table:table-cell office:value-type="float" office:value="640" table:style-name="ce1">
            <text:p>640</text:p>
          </table:table-cell>
          <table:table-cell office:value-type="float" office:value="352" table:style-name="ce1">
            <text:p>352</text:p>
          </table:table-cell>
          <table:table-cell office:value-type="float" office:value="225280" table:style-name="ce1">
            <text:p>22528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7.954220314735295" table:style-name="ce1">
            <text:p>67.95422031</text:p>
          </table:table-cell>
          <table:table-cell office:value-type="string" table:style-name="ce1">
            <text:p>manual</text:p>
          </table:table-cell>
          <table:table-cell office:value-type="float" office:value="640" table:style-name="ce1">
            <text:p>640</text:p>
          </table:table-cell>
          <table:table-cell office:value-type="float" office:value="352" table:style-name="ce1">
            <text:p>352</text:p>
          </table:table-cell>
          <table:table-cell office:value-type="float" office:value="225280" table:style-name="ce1">
            <text:p>22528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8.691250903832298" table:style-name="ce1">
            <text:p>68.6912509</text:p>
          </table:table-cell>
          <table:table-cell office:value-type="string" table:style-name="ce1">
            <text:p>auto</text:p>
          </table:table-cell>
          <table:table-cell office:value-type="float" office:value="640" table:style-name="ce1">
            <text:p>640</text:p>
          </table:table-cell>
          <table:table-cell office:value-type="float" office:value="352" table:style-name="ce1">
            <text:p>352</text:p>
          </table:table-cell>
          <table:table-cell office:value-type="float" office:value="225280" table:style-name="ce1">
            <text:p>22528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3.540063377094" table:style-name="ce1">
            <text:p>123.5400634</text:p>
          </table:table-cell>
          <table:table-cell office:value-type="string" table:style-name="ce1">
            <text:p>manual</text:p>
          </table:table-cell>
          <table:table-cell office:value-type="float" office:value="640" table:style-name="ce1">
            <text:p>640</text:p>
          </table:table-cell>
          <table:table-cell office:value-type="float" office:value="480" table:style-name="ce1">
            <text:p>480</text:p>
          </table:table-cell>
          <table:table-cell office:value-type="float" office:value="307200" table:style-name="ce1">
            <text:p>3072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10.77283372365301" table:style-name="ce1">
            <text:p>210.7728337</text:p>
          </table:table-cell>
          <table:table-cell office:value-type="string" table:style-name="ce1">
            <text:p>auto</text:p>
          </table:table-cell>
          <table:table-cell office:value-type="float" office:value="640" table:style-name="ce1">
            <text:p>640</text:p>
          </table:table-cell>
          <table:table-cell office:value-type="float" office:value="480" table:style-name="ce1">
            <text:p>480</text:p>
          </table:table-cell>
          <table:table-cell office:value-type="float" office:value="307200" table:style-name="ce1">
            <text:p>3072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6.92470837751898" table:style-name="ce1">
            <text:p>296.9247084</text:p>
          </table:table-cell>
          <table:table-cell office:value-type="string" table:style-name="ce1">
            <text:p>auto</text:p>
          </table:table-cell>
          <table:table-cell office:value-type="float" office:value="640" table:style-name="ce1">
            <text:p>640</text:p>
          </table:table-cell>
          <table:table-cell office:value-type="float" office:value="480" table:style-name="ce1">
            <text:p>480</text:p>
          </table:table-cell>
          <table:table-cell office:value-type="float" office:value="307200" table:style-name="ce1">
            <text:p>3072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.10718113612" table:style-name="ce1">
            <text:p>300.1071811</text:p>
          </table:table-cell>
          <table:table-cell office:value-type="string" table:style-name="ce1">
            <text:p>manual</text:p>
          </table:table-cell>
          <table:table-cell office:value-type="float" office:value="640" table:style-name="ce1">
            <text:p>640</text:p>
          </table:table-cell>
          <table:table-cell office:value-type="float" office:value="480" table:style-name="ce1">
            <text:p>480</text:p>
          </table:table-cell>
          <table:table-cell office:value-type="float" office:value="307200" table:style-name="ce1">
            <text:p>3072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6.78649237472803" table:style-name="ce1">
            <text:p>296.7864924</text:p>
          </table:table-cell>
          <table:table-cell office:value-type="string" table:style-name="ce1">
            <text:p>auto</text:p>
          </table:table-cell>
          <table:table-cell office:value-type="float" office:value="640" table:style-name="ce1">
            <text:p>640</text:p>
          </table:table-cell>
          <table:table-cell office:value-type="float" office:value="480" table:style-name="ce1">
            <text:p>480</text:p>
          </table:table-cell>
          <table:table-cell office:value-type="float" office:value="307200" table:style-name="ce1">
            <text:p>3072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.3989761638137903" table:style-name="ce1">
            <text:p>6.398976164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8.2270670505964603" table:style-name="ce1">
            <text:p>8.227067051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0.991207034372501" table:style-name="ce1">
            <text:p>10.99120703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3.2974910394265" table:style-name="ce1">
            <text:p>23.29749104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5.0766230147673" table:style-name="ce1">
            <text:p>25.07662301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25.714285714285701" table:style-name="ce1">
            <text:p>25.71428571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6.429353778751398" table:style-name="ce1">
            <text:p>16.42935378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.6710782405605302" table:style-name="ce1">
            <text:p>4.671078241</text:p>
          </table:table-cell>
          <table:table-cell office:value-type="string" table:style-name="ce1">
            <text:p>auto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.6670815183571897" table:style-name="ce1">
            <text:p>4.667081518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.4077134986225897" table:style-name="ce1">
            <text:p>4.407713499</text:p>
          </table:table-cell>
          <table:table-cell office:value-type="string" table:style-name="ce1">
            <text:p>auto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5.8334548636429897" table:style-name="ce1">
            <text:p>5.833454864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8.8495575221238898" table:style-name="ce1">
            <text:p>8.849557522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5.9014458542342902" table:style-name="ce1">
            <text:p>5.901445854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6.8681318681318704" table:style-name="ce1">
            <text:p>6.868131868</text:p>
          </table:table-cell>
          <table:table-cell office:value-type="string" table:style-name="ce1">
            <text:p>manual</text:p>
          </table:table-cell>
          <table:table-cell office:value-type="float" office:value="1536" table:style-name="ce1">
            <text:p>1536</text:p>
          </table:table-cell>
          <table:table-cell office:value-type="float" office:value="864" table:style-name="ce1">
            <text:p>864</text:p>
          </table:table-cell>
          <table:table-cell office:value-type="float" office:value="1327104" table:style-name="ce1">
            <text:p>1327104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6.6006600660065997" table:style-name="ce1">
            <text:p>6.600660066</text:p>
          </table:table-cell>
          <table:table-cell office:value-type="string" table:style-name="ce1">
            <text:p>auto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4.3740705100166197" table:style-name="ce1">
            <text:p>4.37407051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.46149727848666" table:style-name="ce1">
            <text:p>4.461497278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.9617941847772196" table:style-name="ce1">
            <text:p>4.961794185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4.3523676880222801" table:style-name="ce1">
            <text:p>4.352367688</text:p>
          </table:table-cell>
          <table:table-cell office:value-type="string" table:style-name="ce1">
            <text:p>manual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073600" table:style-name="ce1">
            <text:p>207360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Rodrigo Bernardes</meta:initial-creator>
    <dc:creator>Rodrigo Bernardes</dc:creator>
    <meta:creation-date>2020-03-11T14:22:04Z</meta:creation-date>
    <dc:date>2020-08-11T17:10:27Z</dc:date>
    <meta:editing-cycles>22</meta:editing-cycles>
    <meta:editing-duration>PT9801S</meta:editing-duration>
  </office:meta>
</office:document-meta>
</file>